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1-17" calcext:value-type="date">
            <text:p>17/1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2-05" calcext:value-type="date">
            <text:p>05/1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7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41.404822919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41.4068815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1-05T14:25:39.273795476</dc:date>
    <meta:print-date>2019-10-31T18:04:07.913029257</meta:print-date>
    <dc:language>pt-PT</dc:language>
    <meta:editing-cycles>564</meta:editing-cycles>
    <meta:editing-duration>P1DT9H9M8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